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r.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Кол.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  <table:table-row table:style-name="ro1">
          <table:table-cell table:number-columns-repeated="2" office:value-type="string" calcext:value-type="string">
            <text:p>Day(s)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 (дни)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План часов</text:p>
          </table:table-cell>
        </table:table-row>
        <table:table-row table:style-name="ro1">
          <table:table-cell table:number-columns-repeated="2" office:value-type="string" calcext:value-type="string">
            <text:p>Monthly hours</text:p>
          </table:table-cell>
          <table:table-cell table:formula="of:=STRREV(&quot;יעד שעות עבודה בחודש&quot;)" office:value-type="string" office:string-value="שדוחב הדובע תועש דעי" calcext:value-type="string">
            <text:p>שדוחב הדובע תועש דעי</text:p>
          </table:table-cell>
          <table:table-cell office:value-type="string" calcext:value-type="string">
            <text:p>Ежемесячное кол. часов</text:p>
          </table:table-cell>
        </table:table-row>
        <table:table-row table:style-name="ro1">
          <table:table-cell office:value-type="string" calcext:value-type="string">
            <text:p>rate_me_msg</text:p>
          </table:table-cell>
          <table:table-cell office:value-type="string" calcext:value-type="string">
            <text:p>Thank you for using my app.\nplease rate me!</text:p>
          </table:table-cell>
          <table:table-cell table:formula="of:=STRREV(&quot;תודה שהשתמשת באפליקציה שלי.n\ אנא דרג אותי!&quot;)" office:value-type="string" office:string-value="!יתוא גרד אנא \n.ילש היצקילפאב תשמתשהש הדות" calcext:value-type="string">
            <text:p>!יתוא גרד אנא \n.ילש היצקילפאב תשמתשהש הדות</text:p>
          </table:table-cell>
          <table:table-cell office:value-type="string" calcext:value-type="string">
            <text:p>Спасибо за использование моего приложения.\nпожалуйста, оцените меня!</text:p>
          </table:table-cell>
        </table:table-row>
        <table:table-row table:style-name="ro1">
          <table:table-cell table:number-columns-repeated="2" office:value-type="string" calcext:value-type="string">
            <text:p>Our hearts with</text:p>
          </table:table-cell>
          <table:table-cell table:formula="of:=STRREV(&quot;הלב שלנו עם&quot;)" office:value-type="string" office:string-value="םע ונלש בלה" calcext:value-type="string">
            <text:p>םע ונלש בלה</text:p>
          </table:table-cell>
          <table:table-cell office:value-type="string" calcext:value-type="string">
            <text:p>Наши сердца с</text:p>
          </table:table-cell>
        </table:table-row>
        <table:table-row table:style-name="ro1">
          <table:table-cell table:number-columns-repeated="2" office:value-type="string" calcext:value-type="string">
            <text:p>Rate this App</text:p>
          </table:table-cell>
          <table:table-cell table:formula="of:=STRREV(&quot;דרג את האפליקציה&quot;)" office:value-type="string" office:string-value="היצקילפאה תא גרד" calcext:value-type="string">
            <text:p>היצקילפאה תא גרד</text:p>
          </table:table-cell>
          <table:table-cell office:value-type="string" calcext:value-type="string">
            <text:p>Оцени это приложени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10-13T00:09:08.562000000</dc:date>
    <meta:editing-duration>P6DT18H50M16S</meta:editing-duration>
    <meta:editing-cycles>376</meta:editing-cycles>
    <meta:generator>LibreOffice/7.5.2.2$Windows_X86_64 LibreOffice_project/53bb9681a964705cf672590721dbc85eb4d0c3a2</meta:generator>
    <meta:document-statistic meta:table-count="1" meta:cell-count="844" meta:object-count="0"/>
  </office:meta>
</office:document-meta>
</file>